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7faf7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236cm" fo:min-width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Nimbus Roman No9 L'" style:font-style-name="Standard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Nimbus Roman No9 L'" style:font-style-name="Standard" style:font-family-generic="roman" style:font-pitch="variable" fo:font-size="16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font-family="'Nimbus Roman No9 L'" style:font-style-name="Standard" style:font-family-generic="roman" style:font-pitch="variable" fo:font-size="12pt" style:font-size-asian="12pt" style:font-size-complex="12pt"/>
    </style:style>
    <style:style style:name="P9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0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T1" style:family="text">
      <style:text-properties fo:font-family="'Nimbus Roman No9 L'" style:font-style-name="Standard" style:font-family-generic="roman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383cm" svg:height="4cm" svg:x="13.917cm" svg:y="7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7cm" svg:height="4cm" svg:x="7.5cm" svg:y="7cm">
          <text:p text:style-name="P6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3cm" svg:y1="8.685cm" svg:x2="16.305cm" svg:y2="8.685cm">
          <text:p text:style-name="P6"/>
        </draw:line>
        <draw:line draw:style-name="gr2" draw:text-style-name="P3" draw:layer="layout" svg:x1="10.5cm" svg:y1="8.681cm" svg:x2="11.314cm" svg:y2="8.681cm">
          <text:p text:style-name="P6"/>
        </draw:line>
        <draw:g>
          <draw:line draw:style-name="gr2" draw:text-style-name="P3" draw:layer="layout" svg:x1="11.314cm" svg:y1="8.681cm" svg:x2="11.314cm" svg:y2="8.124cm">
            <text:p text:style-name="P6"/>
          </draw:line>
          <draw:line draw:style-name="gr2" draw:text-style-name="P3" draw:layer="layout" svg:x1="11.314cm" svg:y1="8.124cm" svg:x2="11.135cm" svg:y2="7.845cm">
            <text:p text:style-name="P6"/>
          </draw:line>
          <draw:line draw:style-name="gr2" draw:text-style-name="P3" draw:layer="layout" svg:x1="11.315cm" svg:y1="8.125cm" svg:x2="11.5cm" svg:y2="7.825cm">
            <text:p text:style-name="P6"/>
          </draw:line>
        </draw:g>
        <draw:custom-shape draw:style-name="gr3" draw:text-style-name="P2" draw:layer="layout" svg:width="3cm" svg:height="1cm" svg:x="14.586cm" svg:y="9.5cm">
          <text:p text:style-name="P4"><text:span text:style-name="T1">Batteri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5cm" svg:height="1cm" svg:x="8cm" svg:y="8.181cm">
          <text:p text:style-name="P4"><text:span text:style-name="T2">AV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9.5cm" svg:y="8.181cm">
          <text:p text:style-name="P4"><text:span text:style-name="T2">RF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3" draw:layer="layout" svg:x1="13.521cm" svg:y1="8.681cm" svg:x2="13.521cm" svg:y2="8.124cm">
            <text:p text:style-name="P6"/>
          </draw:line>
          <draw:line draw:style-name="gr2" draw:text-style-name="P3" draw:layer="layout" svg:x1="13.521cm" svg:y1="8.124cm" svg:x2="13.7cm" svg:y2="7.845cm">
            <text:p text:style-name="P6"/>
          </draw:line>
          <draw:line draw:style-name="gr2" draw:text-style-name="P3" draw:layer="layout" svg:x1="13.52cm" svg:y1="8.125cm" svg:x2="13.335cm" svg:y2="7.825cm">
            <text:p text:style-name="P6"/>
          </draw:line>
        </draw:g>
        <draw:custom-shape draw:style-name="gr3" draw:text-style-name="P5" draw:layer="layout" svg:width="1.5cm" svg:height="1cm" svg:x="16.3cm" svg:y="8.181cm">
          <text:p text:style-name="P4"><text:span text:style-name="T2">AV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14.3cm" svg:y="8.181cm">
          <text:p text:style-name="P4"><text:span text:style-name="T2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3.131cm" svg:height="0.725cm" svg:x="14.369cm" svg:y="6.275cm">
          <draw:text-box>
            <text:p text:style-name="P6"><text:span text:style-name="T2">Sensorknoten</text:span></text:p>
          </draw:text-box>
        </draw:frame>
        <draw:frame draw:style-name="gr4" draw:text-style-name="P7" draw:layer="layout" svg:width="2.763cm" svg:height="0.725cm" svg:x="3cm" svg:y="6.275cm">
          <draw:text-box>
            <text:p text:style-name="P6"><text:span text:style-name="T2">Web-Server</text:span></text:p>
          </draw:text-box>
        </draw:frame>
        <draw:custom-shape draw:style-name="gr3" draw:text-style-name="P5" draw:layer="layout" svg:width="3cm" svg:height="4cm" svg:x="3cm" svg:y="7cm">
          <text:p text:style-name="P4"><text:span text:style-name="T2">Host-P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8cm" svg:y="9.5cm">
          <text:p text:style-name="P4"><text:span text:style-name="T1">FT232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cm" svg:y1="10cm" svg:x2="8cm" svg:y2="10cm">
          <text:p text:style-name="P6"/>
        </draw:line>
        <draw:frame draw:style-name="gr4" draw:text-style-name="P7" draw:layer="layout" svg:width="3.66cm" svg:height="0.725cm" svg:x="7.4cm" svg:y="6.275cm">
          <draw:text-box>
            <text:p text:style-name="P6"><text:span text:style-name="T2">Gateway-Knoten</text:span></text:p>
          </draw:text-box>
        </draw:frame>
        <draw:frame draw:style-name="gr6" draw:text-style-name="P8" draw:layer="layout" svg:width="1.323cm" svg:height="0.768cm" svg:x="6.177cm" svg:y="9cm">
          <draw:text-box>
            <text:p text:style-name="P6"><text:span text:style-name="T1">USB</text:span></text:p>
          </draw:text-box>
        </draw:frame>
        <draw:line draw:style-name="gr5" draw:text-style-name="P1" draw:layer="layout" svg:x1="8.751cm" svg:y1="9.181cm" svg:x2="8.75cm" svg:y2="9.5cm">
          <text:p text:style-name="P6"/>
        </draw:line>
        <draw:line draw:style-name="gr5" draw:text-style-name="P1" draw:layer="layout" svg:x1="14.3cm" svg:y1="8.681cm" svg:x2="13.5cm" svg:y2="8.681cm">
          <text:p text:style-name="P6"/>
        </draw:line>
        <draw:custom-shape draw:style-name="gr3" draw:text-style-name="P9" draw:layer="layout" svg:width="1.496cm" svg:height="0.831cm" svg:x="16.299cm" svg:y="7.091cm">
          <text:p text:style-name="P9"><text:span text:style-name="T3">Temp.</text:span></text:p>
          <text:p text:style-name="P9"><text:span text:style-name="T3">Senso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048cm" svg:y1="7.92cm" svg:x2="17.048cm" svg:y2="8.175cm">
          <text:p text:style-name="P6"/>
        </draw:line>
        <draw:frame draw:style-name="gr7" draw:text-style-name="P10" draw:layer="layout" svg:width="0.98cm" svg:height="0.535cm" svg:x="15.319cm" svg:y="8.156cm">
          <draw:text-box>
            <text:p text:style-name="P10"><text:span text:style-name="T4">S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Matthias Vorwerk</meta:initial-creator>
    <meta:creation-date>2011-01-16T10:35:31</meta:creation-date>
    <dc:date>2011-01-18T20:45:53</dc:date>
    <meta:editing-cycles>14</meta:editing-cycles>
    <meta:editing-duration>PT3H40M31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